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hroma" svg:font-family="Michroma" style:font-pitch="variable"/>
    <style:font-face style:name="Noto Sans CJK SC" svg:font-family="'Noto Sans CJK SC'" style:font-family-generic="system" style:font-pitch="variable"/>
    <style:font-face style:name="Noto Sans Devanagari Cn XBd" svg:font-family="'Noto Sans Devanagari Cn XBd'" style:font-family-generic="swiss"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86e5b" officeooo:paragraph-rsid="00186e5b"/>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Heading_20_1"/>
    <style:style style:name="P6" style:family="paragraph" style:parent-style-name="Standard">
      <style:text-properties officeooo:rsid="00186e5b" officeooo:paragraph-rsid="00186e5b"/>
    </style:style>
    <style:style style:name="P7" style:family="paragraph" style:parent-style-name="Standard">
      <style:text-properties officeooo:rsid="00186e5b" officeooo:paragraph-rsid="0018626b"/>
    </style:style>
    <style:style style:name="P8" style:family="paragraph" style:parent-style-name="Standard">
      <style:text-properties officeooo:rsid="0018626b" officeooo:paragraph-rsid="0018626b"/>
    </style:style>
    <style:style style:name="P9" style:family="paragraph" style:parent-style-name="Standard" style:list-style-name="List_20_1">
      <style:text-properties officeooo:rsid="0018626b" officeooo:paragraph-rsid="0018626b"/>
    </style:style>
    <style:style style:name="P10" style:family="paragraph" style:parent-style-name="Standard">
      <style:text-properties fo:font-size="18pt" fo:font-weight="bold" officeooo:rsid="0018626b" officeooo:paragraph-rsid="0018626b" style:font-weight-asian="bold" style:font-weight-complex="bold"/>
    </style:style>
    <style:style style:name="P11" style:family="paragraph" style:parent-style-name="Standard">
      <style:text-properties officeooo:rsid="001953cb" officeooo:paragraph-rsid="001953cb"/>
    </style:style>
    <style:style style:name="P12" style:family="paragraph" style:parent-style-name="Standard">
      <style:text-properties officeooo:rsid="0019da9b" officeooo:paragraph-rsid="0019da9b"/>
    </style:style>
    <style:style style:name="P13" style:family="paragraph" style:parent-style-name="Standard">
      <style:text-properties officeooo:rsid="001a625c" officeooo:paragraph-rsid="001a625c"/>
    </style:style>
    <style:style style:name="P14" style:family="paragraph" style:parent-style-name="Standard">
      <style:text-properties officeooo:rsid="001f6248" officeooo:paragraph-rsid="001f6248"/>
    </style:style>
    <style:style style:name="P15" style:family="paragraph" style:parent-style-name="Standard">
      <style:text-properties officeooo:rsid="00203bf9" officeooo:paragraph-rsid="00203bf9"/>
    </style:style>
    <style:style style:name="P16" style:family="paragraph" style:parent-style-name="Standard">
      <style:text-properties officeooo:rsid="002286bd" officeooo:paragraph-rsid="002286bd"/>
    </style:style>
    <style:style style:name="P17" style:family="paragraph" style:parent-style-name="Text_20_body">
      <style:text-properties officeooo:rsid="00247ed0" officeooo:paragraph-rsid="00247ed0"/>
    </style:style>
    <style:style style:name="P18" style:family="paragraph" style:parent-style-name="Text_20_body">
      <style:text-properties officeooo:rsid="0024ef9a" officeooo:paragraph-rsid="0024ef9a"/>
    </style:style>
    <style:style style:name="T1" style:family="text">
      <style:text-properties fo:font-size="18pt" fo:font-weight="bold" style:font-weight-asian="bold" style:font-weight-complex="bold"/>
    </style:style>
    <style:style style:name="T2" style:family="text">
      <style:text-properties officeooo:rsid="001953cb"/>
    </style:style>
    <style:style style:name="T3" style:family="text">
      <style:text-properties officeooo:rsid="001d7a8f"/>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16_1551964601"/>BloomJS – Ideas<text:bookmark-end text:name="__RefHeading___Toc116_1551964601"/></text:h>
      <text:p text:style-name="P1">Marcos García García</text:p>
      <text:p text:style-name="P1"/>
      <text:p text:style-name="Standard"><text:span text:style-name="T1">Presentación</text:span></text:p>
      <text:p text:style-name="P7">Este documento contedrá las principales ideas a desarrollar para lograr que BloomJS sea una aplicación web funcional, visualmente atractiva y valorada por sus usuarios. Se irán apuntando todas las ideas al respecto que vayan surgiendo, pero se seleccionarán aquellas que se consideren válidas tras un proceso de selección. </text:p>
      <text:p text:style-name="P7">Dichas ideas, las válidas, estarán remarcadas sobre las descartadas, pero no serán eliminadas del documento con el fin de mantenerlas para un futuro, quizá en otros proyectos o quizá en el mismo.</text:p>
      <text:p text:style-name="P7"/>
      <text:p text:style-name="P10">Contenido</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2"><text:a xlink:type="simple" xlink:href="#__RefHeading___Toc116_1551964601" text:style-name="Index_20_Link" text:visited-style-name="Index_20_Link">BloomJS – Ideas<text:tab/>1</text:a></text:p>
          <text:p text:style-name="P3"><text:a xlink:type="simple" xlink:href="#__RefHeading___Toc118_1551964601" text:style-name="Index_20_Link" text:visited-style-name="Index_20_Link">Idea principal de la aplicación web<text:tab/>1</text:a></text:p>
          <text:p text:style-name="P3"><text:a xlink:type="simple" xlink:href="#__RefHeading___Toc120_1551964601" text:style-name="Index_20_Link" text:visited-style-name="Index_20_Link">Página principal<text:tab/>2</text:a></text:p>
          <text:p text:style-name="P4"><text:a xlink:type="simple" xlink:href="#__RefHeading___Toc122_1551964601" text:style-name="Index_20_Link" text:visited-style-name="Index_20_Link">Header y Nav<text:tab/>2</text:a></text:p>
          <text:p text:style-name="P4"><text:a xlink:type="simple" xlink:href="#__RefHeading___Toc124_1551964601" text:style-name="Index_20_Link" text:visited-style-name="Index_20_Link">Main<text:tab/>2</text:a></text:p>
          <text:p text:style-name="P4"><text:a xlink:type="simple" xlink:href="#__RefHeading___Toc126_1551964601" text:style-name="Index_20_Link" text:visited-style-name="Index_20_Link">Footer<text:tab/>2</text:a></text:p>
          <text:p text:style-name="P3"><text:a xlink:type="simple" xlink:href="#__RefHeading___Toc128_1551964601" text:style-name="Index_20_Link" text:visited-style-name="Index_20_Link">Página editor<text:tab/>2</text:a></text:p>
          <text:p text:style-name="P4"><text:a xlink:type="simple" xlink:href="#__RefHeading___Toc132_1551964601" text:style-name="Index_20_Link" text:visited-style-name="Index_20_Link">1. Caso de dibujo con pincel:<text:tab/>3</text:a></text:p>
          <text:p text:style-name="P4"><text:a xlink:type="simple" xlink:href="#__RefHeading___Toc134_1551964601" text:style-name="Index_20_Link" text:visited-style-name="Index_20_Link">2. Generación de animaciones píxel:<text:tab/>3</text:a></text:p>
          <text:p text:style-name="P4"><text:a xlink:type="simple" xlink:href="#__RefHeading___Toc136_1551964601" text:style-name="Index_20_Link" text:visited-style-name="Index_20_Link">3. Generación de escenas 3D:<text:tab/>3</text:a></text:p>
          <text:p text:style-name="P4"><text:a xlink:type="simple" xlink:href="#__RefHeading___Toc130_1551964601" text:style-name="Index_20_Link" text:visited-style-name="Index_20_Link">Sub-idea: Generar el HTML gráficamente en lugar de sólo gráficos<text:tab/>3</text:a></text:p>
          <text:p text:style-name="P3"><text:a xlink:type="simple" xlink:href="#__RefHeading___Toc140_1551964601" text:style-name="Index_20_Link" text:visited-style-name="Index_20_Link">Página guía de uso<text:tab/>4</text:a></text:p>
          <text:p text:style-name="P4"><text:a xlink:type="simple" xlink:href="#__RefHeading___Toc142_1551964601" text:style-name="Index_20_Link" text:visited-style-name="Index_20_Link">Main<text:tab/>4</text:a></text:p>
        </text:index-body>
      </text:table-of-content>
      <text:p text:style-name="P8"/>
      <text:h text:style-name="Heading_20_2" text:outline-level="2"><text:bookmark-start text:name="__RefHeading___Toc118_1551964601"/>Idea principal de la aplicación web<text:bookmark-end text:name="__RefHeading___Toc118_1551964601"/></text:h>
      <text:p text:style-name="P8">BloomJS es el proyecto fin de ciclo del alumno Marcos García García. La aplicación web permitirá al usuario expandir el diseño web más allá de CSS o JS, permitiéndole esta aplicación:</text:p>
      <text:p text:style-name="P8"/>
      <text:list text:style-name="List_20_1">
        <text:list-item>
          <text:list>
            <text:list-item>
              <text:list>
                <text:list-item>
                  <text:p text:style-name="P9">Abstraerse más del código fuente de su página a la hora de diseñar</text:p>
                </text:list-item>
                <text:list-item>
                  <text:p text:style-name="P9">Ahorrar tiempo, logrando diseños sencillos pero bien decorados</text:p>
                </text:list-item>
                <text:list-item>
                  <text:p text:style-name="P9">Aprovechar diferentes recursos gráficos de los que pueda disponer</text:p>
                </text:list-item>
                <text:list-item>
                  <text:p text:style-name="P9">Lograr diseños más complejos que no se pueden lograr de forma práctica sólo con CSS</text:p>
                </text:list-item>
              </text:list>
            </text:list-item>
          </text:list>
        </text:list-item>
      </text:list>
      <text:p text:style-name="P8"/>
      <text:p text:style-name="P8">Se busca que la aplicación web BloomJS sea una opción al pensar en el diseño de una página web profesional.</text:p>
      <text:p text:style-name="P8"/>
      <text:p text:style-name="P8">Para este proyecto vamos a aprovechar el código en parte de otro proyecto en marcha, en el que tenemos ya implementado el dibujo de gráficos 2D y 3D utilizando la librería WebGL y JS.</text:p>
      <text:p text:style-name="P8"/>
      <text:h text:style-name="Heading_20_2" text:outline-level="2"><text:bookmark-start text:name="__RefHeading___Toc120_1551964601"/><text:soft-page-break/>Página principal<text:bookmark-end text:name="__RefHeading___Toc120_1551964601"/></text:h>
      <text:p text:style-name="P8">La página principal de la web dará la bienvenida a los nuevos usuarios. En esta página, los usuarios podrán aprender qué es BloomJS, por qué les serviría en su proyecto y las funcionalidades que ofrece.</text:p>
      <text:p text:style-name="P8"/>
      <text:h text:style-name="Heading_20_3" text:outline-level="3"><text:bookmark-start text:name="__RefHeading___Toc122_1551964601"/>Header y Nav<text:bookmark-end text:name="__RefHeading___Toc122_1551964601"/></text:h>
      <text:p text:style-name="P8">La cabecera tendrá el logotipo de la página junto a un pequeño mensaje que incite a la reflexión, para darle estilo. Además, tendrá varios enlaces a sitios de interés y botones para manejar la sesión del usuario, incluyendo inicio de sesión, cierre de sesión, registro en la página y un display sencillo del usuario actual con un menú desplegable con opciones.</text:p>
      <text:p text:style-name="P8"/>
      <text:p text:style-name="P8">Por otro lado, la barra de navegación tendrá enlaces a los diferentes documentos de la página. Como particularidad, tendrá un botón con un icono indicando que es desplegable:</text:p>
      <text:p text:style-name="P8">Al estar el scroll en el nav, el usuario debería ver la barra estática en la página, con el nav desplegado, y el botón invisible. Sin embargo, a medida que el nav se sale del campo de visión del usuario, debería aparecer un botón con posición fija que le permita acceder al nav sin necesidad de scrollear de vuelta toda la página. Esto mejorará la navegabilidad.</text:p>
      <text:p text:style-name="P8"/>
      <text:h text:style-name="Heading_20_3" text:outline-level="3"><text:bookmark-start text:name="__RefHeading___Toc124_1551964601"/>Main<text:bookmark-end text:name="__RefHeading___Toc124_1551964601"/></text:h>
      <text:p text:style-name="P8">El main estará compuesto por un aside con iconos de opciones e información adicional y por otro div donde se encontrará el contenido de la página.</text:p>
      <text:p text:style-name="P8"/>
      <text:p text:style-name="P8">En el div aside,el usuario podrá ver una serie de iconos cuadrados, similares a los de acceso rápido desde la tecla de Windows 10.</text:p>
      <text:p text:style-name="P8"/>
      <text:p text:style-name="P8">En el div del contenido, el usuario verá 3 secciones de contenido, cada una con un título h2 y elementos p. Las secciones tendrán una imagen de fondo con opacidad no completa, de forma que se entremezclen con la imagen del fondo del body. Las imágenes de las secciones tendrán <text:s/>también un linear gradient en las secciones impares, de forma que dé la sensación de diferentes alturas entre las secciones pares e impares.</text:p>
      <text:p text:style-name="P8"/>
      <text:p text:style-name="P8">En las secciones se podrá leer contenido acerca de: bienvenida a la página, <text:span text:style-name="T2">funcionalidades y definición de BloomJS y publicidad de la misma página.</text:span></text:p>
      <text:p text:style-name="P8"/>
      <text:h text:style-name="Heading_20_3" text:outline-level="3"><text:bookmark-start text:name="__RefHeading___Toc126_1551964601"/>Footer<text:bookmark-end text:name="__RefHeading___Toc126_1551964601"/></text:h>
      <text:p text:style-name="P11">El footer será el mismo para todas las páginas, por lo que sólo vamos a hablar de él aquí. Consistirá en un fondo de gris muy oscuro con una serie de textos en blanco, entre los que se podrán encontrar: el nombre del autor de la página, el correo de contacto, iconos a redes sociales, el copyright disclaimer y cualquier otra información relevante a nivel legal. Además, se mostrarán los nombres de los mayores contribuyentes a la página.</text:p>
      <text:p text:style-name="P8"/>
      <text:h text:style-name="Heading_20_2" text:outline-level="2"><text:bookmark-start text:name="__RefHeading___Toc128_1551964601"/>Página editor<text:bookmark-end text:name="__RefHeading___Toc128_1551964601"/></text:h>
      <text:p text:style-name="P12">La página editor permitirá al usuario diseñar directamente sobre un elemento HTML. Imaginemonos este proceso como un SoftWare de dibujo como Paint aplicado directamente sobre un lienzo, que en este caso sería un HTML. Esto se haría a efectos de previsualización del resultado. A nivel bajo es probablemente difícil que este proceso funcione a la velocidad necesaria en cualquier navegador, por lo que lo que el usuario verá será sólo la previsualización del resultado.</text:p>
      <text:p text:style-name="P12"><text:soft-page-break/></text:p>
      <text:p text:style-name="P12">EL flujo del editor sería el siguiente en los siguientes casos:</text:p>
      <text:p text:style-name="P12"/>
      <text:h text:style-name="Heading_20_3" text:outline-level="3"><text:bookmark-start text:name="__RefHeading___Toc132_1551964601"/>1. Caso de dibujo con pincel:<text:bookmark-end text:name="__RefHeading___Toc132_1551964601"/></text:h>
      <text:p text:style-name="P12">Imaginemos que el usuario pase un pincel con cierta preforma sobre el lienzo. Para manejar esta información y poder exportarla en HTML, tenemos varias opciones. La que más nos importa por ser la más sencilla y probablemente la más soportada, sea utilizar el input del usuario al dibujar para crear una imagen, que luego exportar para que el usuario la pueda poner de fondo en su proyecto.</text:p>
      <text:p text:style-name="P13">Pero esta idea tiene un problema, y es que al ser una imagen, habrá que ponerla de fondo seguramente, con lo que el usuario tiene que andar manejando su HTML a parte para encajar todo. Por tanto, nos vamos a abstraer de esto, y en lugar de crear gráficos para HTML, vamos a crear HTML estilizados directamente. <text:span text:style-name="T3">Exploraremos esta idea en los apartados siguientes.</text:span></text:p>
      <text:p text:style-name="P13"/>
      <text:h text:style-name="Heading_20_3" text:outline-level="3"><text:bookmark-start text:name="__RefHeading___Toc134_1551964601"/>2. Generación de animaciones píxel:<text:bookmark-end text:name="__RefHeading___Toc134_1551964601"/></text:h>
      <text:p text:style-name="P14">Se va a definir de ahora en adelante animaciones píxel a aquellas animaciones de objetos atómicos sencillos y pequeños que en conjunto recuerdan a: la lluvia, la nieve cayendo, las hojas cayendo, etc.</text:p>
      <text:p text:style-name="P14"/>
      <text:p text:style-name="P14">El editor permitirá al usuario también la generación de estas pequeñas animaciones, y le permitirá exportarlas, quizá en formato .gif o directamente en CSS a su proyecto.</text:p>
      <text:p text:style-name="P14">¿Cómo se diferenciará esta área del lienzo, si ambos están en la misma página? </text:p>
      <text:p text:style-name="P14"/>
      <text:p text:style-name="P14">La página tendrá varios layer de visualización. Puede verse un ejemplo claro de esto en el programa de modelaje 3D Blender.</text:p>
      <text:p text:style-name="P14">De esta forma, el usuario podrá decidir qué realizar en función del layout en el que se encuentre.</text:p>
      <text:p text:style-name="P14"/>
      <text:h text:style-name="Heading_20_3" text:outline-level="3"><text:bookmark-start text:name="__RefHeading___Toc136_1551964601"/>3. Generación de escenas 3D:<text:bookmark-end text:name="__RefHeading___Toc136_1551964601"/></text:h>
      <text:p text:style-name="P15">Se trata de un layout más en el editor, que permitirá al usuario añadir ciertas formas predefinidas a una escena virtual para formar un fondo en 3D que podrá usar de fondo en su aplicación. Esto será aplicable también a objetos individuales y animados. Se exportará todo en un archivo .js que el usuario podrá usar en su proyecto.</text:p>
      <text:p text:style-name="P15"/>
      <text:p text:style-name="P15">Para este layout se aprovechará el código en JS utilizando la librería gráfica WebGL que ya tenemos implementada con: vértices, normales, texturas, materiales e iluminación con shaders de vértices y fragmentos de tipo Gouraud y Phong.</text:p>
      <text:p text:style-name="P13"/>
      <text:p text:style-name="P16">Estos son los requisitos básicos del editor, que será el núcleo de la página web. Ahora vamos a definir bien las sub ideas que han surgido en estos apartados.</text:p>
      <text:p text:style-name="P16"/>
      <text:h text:style-name="Heading_20_3" text:outline-level="3"><text:bookmark-start text:name="__RefHeading___Toc130_1551964601"/>Sub-idea: Generar el HTML gráficamente en lugar de sólo gráficos<text:bookmark-end text:name="__RefHeading___Toc130_1551964601"/></text:h>
      <text:p text:style-name="P17">Ya habíamos hablado del principal problema de tratar a todo el HTML como un lienzo en el editor, y es que el resultado probablemente sea una imagen, es decir que una imagen sea técnicamente la única manera de procesar el input del usuario. Sin embargo, esta subidea permite resolver ese problema y permitirá por tanto hacer al editor una herramienta muy potente, y es que después de que el usuario acabe su diseño de curvas sobre el lienzo, incluyendo esto cualquier tipo de input que haya introducido a modo de gráficos en 2D, se le permitirá, mediante el uso de otra herramienta, asignar un elemento HTML de los disponibles al objeto. Pongamos esto en un ejemplo sencillo:</text:p>
      <text:p text:style-name="P17"><text:soft-page-break/></text:p>
      <text:p text:style-name="P17">El usuario dibuja el diseño para un nav. Una vez hecho el dibujo, selecciona la herramienta para asignarle un elemento HTML. En esa herramienta selecciona el elemento nav, y entonces una malla de vértices aparece en la previsualización representando al nav. Entonces el usuario podrá editar esa malla con el fin de colocarla donde coincida con la imagen, en posición y en tamaño, mediante una pequeña tabla de datos en css o siplemente arrastrando la malla.</text:p>
      <text:p text:style-name="P17"/>
      <text:p text:style-name="P17">De esta forma, el programa sabe que tendrá que generar un nav y aplicarle esa imagen de fondo y podría generar HTML, no sólo archivos de imagen como tal, lo cual incluiría estilos muy variados y añadiría funcionalidades, puesto que debería permitirse al usuario aplicar todo eso mediante una serie de herramientas y así olvidarse de rellenar la tabla CSS.</text:p>
      <text:p text:style-name="P18">Con todo esto la página editor ofrecería muchísimas funcionalidades útiles a la hora de realizar un diseño web.</text:p>
      <text:p text:style-name="P18"/>
      <text:h text:style-name="Heading_20_2" text:outline-level="2"><text:bookmark-start text:name="__RefHeading___Toc140_1551964601"/>Página guía de uso<text:bookmark-end text:name="__RefHeading___Toc140_1551964601"/></text:h>
      <text:p text:style-name="P18">Esta página contendría la documentación necesaria indicando cómo utilizar todos los elementos activos de la página, de forma textual, indexada y con ejemplos ejecutables y fragmentos de código de ejemplo editables y previsualizables en el mismo lugar.</text:p>
      <text:p text:style-name="P18">La página ayudaría al usuario en forma de texto, incluiría tutoriales que fueran surgiendo en redes como YT y permitiría mostrar comentarios útiles sobre el uso de funcionalidades con otros usuarios, además de aclarar sus dudas. Para utilizar esta parte social, el usuario tendría que iniciar sesión.</text:p>
      <text:p text:style-name="P18"/>
      <text:h text:style-name="Heading_20_3" text:outline-level="3"><text:bookmark-start text:name="__RefHeading___Toc142_1551964601"/>Main<text:bookmark-end text:name="__RefHeading___Toc142_1551964601"/></text:h>
      <text:p text:style-name="P18">El contenido principal sería un documento indexado largo en forma de texto, indicando cómo usar las funcionalidades del programa de forma concisa y clara. Cada concepto tendría su definición en texto y un snippet de código o .gif donde se prueba, y habría un pequeño submenú donde el usuario podría entrar para ver comentarios de los usuarios que han ido preguntando dudas y sus respuestas. Esta sección social no sería más que una portabilidad del foro real, alojado en la página soci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hroma" svg:font-family="Michroma" style:font-pitch="variable"/>
    <style:font-face style:name="Noto Sans CJK SC" svg:font-family="'Noto Sans CJK SC'" style:font-family-generic="system" style:font-pitch="variable"/>
    <style:font-face style:name="Noto Sans Devanagari Cn XBd" svg:font-family="'Noto Sans Devanagari Cn XBd'" style:font-family-generic="swiss"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4.3.2$Linux_X86_64 LibreOffice_project/40$Build-2</meta:generator>
    <dc:date>2023-01-21T07:29:04.753560950</dc:date>
    <meta:editing-duration>PT56M46S</meta:editing-duration>
    <meta:editing-cycles>14</meta:editing-cycles>
    <meta:document-statistic meta:table-count="0" meta:image-count="0" meta:object-count="0" meta:page-count="4" meta:paragraph-count="67" meta:word-count="1634" meta:character-count="9590" meta:non-whitespace-character-count="8022"/>
  </office:meta>
</office:document-meta>
</file>